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7:.M16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oel Cox</meta:initial-creator>
    <meta:creation-date>2019-02-28T12:10:39Z</meta:creation-date>
    <dc:date>2019-03-07T12:32:39.807000000</dc:date>
    <meta:editing-cycles>128</meta:editing-cycles>
    <meta:editing-duration>PT15H12M23S</meta:editing-duration>
    <meta:document-statistic meta:table-count="1" meta:cell-count="1922" meta:object-count="0"/>
  </office:meta>
</office:document-meta>
</file>